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Normal">
      <style:text-properties style:font-name="Arial" fo:font-size="12pt" style:font-size-asian="12pt" style:font-name-complex="Arial" style:font-size-complex="12pt"/>
    </style:style>
    <style:style style:name="P2" style:family="paragraph" style:parent-style-name="Normal">
      <style:text-properties style:font-name="Arial" fo:font-size="12pt" style:font-size-asian="12pt" style:font-name-complex="Arial" style:font-size-complex="12pt"/>
    </style:style>
    <style:style style:name="P3" style:family="paragraph" style:parent-style-name="Normal" style:list-style-name="L1">
      <style:text-properties style:font-name="Arial" fo:font-size="12pt" style:font-size-asian="12pt" style:font-name-complex="Arial" style:font-size-complex="12pt"/>
    </style:style>
    <style:style style:name="P4" style:family="paragraph" style:parent-style-name="Normal" style:list-style-name="L2">
      <style:text-properties style:font-name="Arial" fo:font-size="12pt" style:font-size-asian="12pt" style:font-name-complex="Arial" style:font-size-complex="12pt"/>
    </style:style>
    <style:style style:name="P5" style:family="paragraph" style:parent-style-name="Normal" style:list-style-name="L3">
      <style:text-properties style:font-name="Arial" fo:font-size="12pt" style:font-size-asian="12pt" style:font-name-complex="Arial"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og 2012-04-23</text:p>
      <text:p text:style-name="P1">Deltagere fremmødt: René, Søren, Cong, Sam, Michael, Yusuf<text:line-break/>Digitalt fremmødt: Ingen<text:line-break/>Ikke fremmødt: Nicolaj (til signalbehandling)</text:p>
      <text:p text:style-name="P1">Dagens møde går ud på at samle tingene, således at der kan sættes af til næste sprint. </text:p>
      <text:p text:style-name="P1">Der tages et retrospective m.m.</text:p>
      <text:p text:style-name="P1">Følgende er et udskrift af, hvad der er godt, dårligt og skal forbedres:</text:p>
      <text:p text:style-name="P1">Godt:</text:p>
      <text:list xml:id="list31489132" text:style-name="L1">
        <text:list-item>
          <text:p text:style-name="P3">Face2Face</text:p>
        </text:list-item>
        <text:list-item>
          <text:p text:style-name="P3">ID taskboard</text:p>
        </text:list-item>
        <text:list-item>
          <text:p text:style-name="P3">Navngivning på branches</text:p>
        </text:list-item>
        <text:list-item>
          <text:p text:style-name="P3">Sprint planning</text:p>
        </text:list-item>
        <text:list-item>
          <text:p text:style-name="P3">TDD</text:p>
        </text:list-item>
        <text:list-item>
          <text:p text:style-name="P3">MVVM</text:p>
        </text:list-item>
        <text:list-item>
          <text:p text:style-name="P3">Elkedel</text:p>
        </text:list-item>
        <text:list-item>
          <text:p text:style-name="P3">Harmoni i gruppen. </text:p>
        </text:list-item>
      </text:list>
      <text:p text:style-name="P1">Dårligt:</text:p>
      <text:list xml:id="list31493961" text:style-name="L2">
        <text:list-item>
          <text:p text:style-name="P4">Git merging</text:p>
        </text:list-item>
        <text:list-item>
          <text:p text:style-name="P4">Overfyld af tasks</text:p>
        </text:list-item>
        <text:list-item>
          <text:p text:style-name="P4">Fokus.</text:p>
        </text:list-item>
        <text:list-item>
          <text:p text:style-name="P4">Møde op obligatorisk. </text:p>
        </text:list-item>
        <text:list-item>
          <text:p text:style-name="P4">Hvis ikke mødt op, så skal man på skype. </text:p>
        </text:list-item>
        <text:list-item>
          <text:p text:style-name="P4">Cong.</text:p>
        </text:list-item>
      </text:list>
      <text:p text:style-name="P1">Forbedres:</text:p>
      <text:list xml:id="list31481713" text:style-name="L3">
        <text:list-item>
          <text:p text:style-name="P5">XP</text:p>
        </text:list-item>
        <text:list-item>
          <text:p text:style-name="P5">Opdatere ScrumWise. </text:p>
        </text:list-item>
        <text:list-item>
          <text:p text:style-name="P5">Lave kravspecifikation først. </text:p>
        </text:list-item>
        <text:list-item>
          <text:p text:style-name="P5">Opdatere, kommentere og comitte kode. </text:p>
        </text:list-item>
        <text:list-item>
          <text:p text:style-name="P5"><text:soft-page-break/>Faste pause hver time på 5-10 min, så bedre koncentration opnås. </text:p>
        </text:list-item>
        <text:list-item>
          <text:p text:style-name="P5">Inddrage folk, så de ikke mister fokus. </text:p>
        </text:list-item>
        <text:list-item>
          <text:p text:style-name="P5">Tænke på andre, så de ikke er for afhængige for hinanden. </text:p>
        </text:list-item>
        <text:list-item>
          <text:p text:style-name="P5">Folk skal overholde deres roller. </text:p>
        </text:list-item>
        <text:list-item>
          <text:p text:style-name="P5">Møde med Poul. </text:p>
        </text:list-item>
        <text:list-item>
          <text:p text:style-name="P5">Fokus. </text:p>
        </text:list-item>
        <text:list-item>
          <text:p text:style-name="P5">XP med én use case!</text:p>
        </text:list-item>
      </text:list>
      <text:p text:style-name="P1">Næste møde er skemalagt til onsdag. kl. 8.15 og kører til resten af dagen, hvor vi starter med at lave sprintplanning, så vi kan nå det, da Yusuf (product owner) skal smutte kl. 11.30. Derefter kører vi på de resterende og få det hele lavet stabilt. Vores mål er at rette op på de to sidste sprint, men de fleste problemer har været pga. handins. </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da" fo:country="DK" fo:font-style="normal" fo:text-shadow="none"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2.3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da" fo:country="DK" fo:font-style="normal" fo:text-shadow="none"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style:font-name="Calibri" style:font-name-asian="Calibri" style:font-name-complex="Times New Roman" fo:hyphenate="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Normal" style:next-style-name="Normal" style:class="chapter">
      <style:paragraph-properties fo:margin-top="0cm" fo:margin-bottom="0.529cm" fo:line-height="100%" fo:hyphenation-ladder-count="no-limit" fo:padding="0cm" fo:border-left="none" fo:border-right="none" fo:border-top="none" fo:border-bottom="0.99pt solid #4f81bd" style:shadow="none"/>
      <style:text-properties fo:color="#17365d" style:font-name="Cambria" fo:font-size="26pt" fo:letter-spacing="0.009cm" style:letter-kerning="true" style:font-name-asian="Times New Roman" style:font-size-asian="26pt" style:font-size-complex="26pt" fo:hyphenate="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eafsnit" style:family="paragraph" style:parent-style-name="Normal">
      <style:paragraph-properties fo:margin="100%" fo:margin-left="1.27cm" fo:margin-right="0cm" fo:margin-top="0cm" fo:margin-bottom="0.353cm" fo:hyphenation-ladder-count="no-limit" fo:text-indent="0cm" style:auto-text-indent="false">
        <style:tab-stops/>
      </style:paragraph-properties>
      <style:text-properties fo:hyphenate="false"/>
    </style:style>
    <style:style style:name="Standardskrifttype_20_i_20_afsnit" style:display-name="Standardskrifttype i afsnit" style:family="text"/>
    <style:style style:name="Titel_20_Tegn" style:display-name="Titel Tegn" style:family="text" style:parent-style-name="Standardskrifttype_20_i_20_afsnit">
      <style:text-properties fo:color="#17365d" style:font-name="Cambria" fo:font-size="26pt" fo:letter-spacing="0.009cm" style:letter-kerning="true" style:font-name-asian="Times New Roman" style:font-size-asian="26pt" style:font-name-complex="Times New Roman" style:font-size-complex="26pt"/>
    </style:style>
    <style:style style:name="WW_5f_CharLFO1LVL1" style:display-name="WW_CharLFO1LVL1" style:family="text">
      <style:text-properties style:font-name="Arial" style:font-name-asian="Calibri" style:font-name-complex="Aria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3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Windows_x86 LibreOffice_project/dc9775d-05ecbee-0851ad3-1586698-727bf66</meta:generator>
    <meta:initial-creator>Sam Luu Tong</meta:initial-creator>
    <meta:creation-date>2012-02-23T07:52:00Z</meta:creation-date>
    <dc:date>2012-04-23T12:02:06.40</dc:date>
    <meta:editing-cycles>5</meta:editing-cycles>
    <meta:editing-duration>PT11M12S</meta:editing-duration>
    <meta:document-statistic meta:table-count="0" meta:image-count="0" meta:object-count="0" meta:page-count="2" meta:paragraph-count="34" meta:word-count="233" meta:character-count="1250" meta:non-whitespace-character-count="1062"/>
    <meta:template xlink:type="simple" xlink:actuate="onRequest" xlink:title="" xlink:href="Normal"/>
  </office:meta>
</office:document-meta>
</file>